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Droid Sans Mono" fo:font-size="18pt" fo:font-weight="normal" officeooo:rsid="001ea827" officeooo:paragraph-rsid="001ea827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Droid Sans Mono" fo:font-size="18pt" fo:font-weight="normal" officeooo:rsid="0065e915" officeooo:paragraph-rsid="0065e915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Droid Sans Mono" fo:font-size="18pt" fo:font-weight="normal" officeooo:rsid="001ea827" officeooo:paragraph-rsid="001ea827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Droid Sans Mono" fo:font-size="18pt" fo:font-weight="normal" officeooo:rsid="006581e4" officeooo:paragraph-rsid="006581e4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Droid Sans Mono" fo:font-size="32pt" fo:font-weight="normal" officeooo:rsid="001d849f" officeooo:paragraph-rsid="001d849f" style:font-size-asian="32pt" style:font-weight-asian="normal" style:font-size-complex="3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Droid Sans Mono" fo:font-size="6pt" fo:font-weight="normal" officeooo:rsid="001ea827" officeooo:paragraph-rsid="001ea827" style:font-size-asian="5.25pt" style:font-weight-asian="normal" style:font-size-complex="6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Droid Sans Mono" fo:font-size="6pt" fo:font-weight="normal" officeooo:rsid="001ea827" officeooo:paragraph-rsid="005ca8a0" style:font-size-asian="5.25pt" style:font-weight-asian="normal" style:font-size-complex="6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482d7a" officeooo:paragraph-rsid="00482d7a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484dda" officeooo:paragraph-rsid="00484dda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4947cc" officeooo:paragraph-rsid="004947cc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4da437" officeooo:paragraph-rsid="004da437" style:font-size-asian="8.75pt" style:font-weight-asian="normal" style:font-size-complex="10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4da437" officeooo:paragraph-rsid="0054dff5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4da437" officeooo:paragraph-rsid="00725595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52f771" officeooo:paragraph-rsid="0052f771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54dff5" officeooo:paragraph-rsid="0054dff5" style:font-size-asian="8.75pt" style:font-weight-asian="normal" style:font-size-complex="1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63dc0e" officeooo:paragraph-rsid="0063dc0e" style:font-size-asian="8.75pt" style:font-weight-asian="normal" style:font-size-complex="10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6581e4" officeooo:paragraph-rsid="006581e4" style:font-size-asian="8.75pt" style:font-weight-asian="normal" style:font-size-complex="10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65e915" officeooo:paragraph-rsid="0065e915" style:font-size-asian="8.75pt" style:font-weight-asian="normal" style:font-size-complex="10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65fea9" officeooo:paragraph-rsid="0065fea9" style:font-size-asian="8.75pt" style:font-weight-asian="normal" style:font-size-complex="10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66f710" officeooo:paragraph-rsid="0066f710" style:font-size-asian="8.75pt" style:font-weight-asian="normal" style:font-size-complex="10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692613" officeooo:paragraph-rsid="00692613" style:font-size-asian="8.75pt" style:font-weight-asian="normal" style:font-size-complex="10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6a2b9b" officeooo:paragraph-rsid="006a2b9b" style:font-size-asian="8.75pt" style:font-weight-asian="normal" style:font-size-complex="10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7c698a" officeooo:paragraph-rsid="007c698a" style:font-size-asian="8.75pt" style:font-weight-asian="normal" style:font-size-complex="10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22b0b0" officeooo:paragraph-rsid="002a3534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22b0b0" officeooo:paragraph-rsid="0022b0b0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238623" officeooo:paragraph-rsid="00238623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248869" officeooo:paragraph-rsid="00248869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209b8d" officeooo:paragraph-rsid="00209b8d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209b8d" officeooo:paragraph-rsid="0057f4ca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209b8d" officeooo:paragraph-rsid="005ca8a0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4070b1" officeooo:paragraph-rsid="004070b1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4de3b1" officeooo:paragraph-rsid="004de3b1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56d205" officeooo:paragraph-rsid="0056d205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Droid Sans Mono" fo:font-size="10pt" fo:font-weight="bold" officeooo:rsid="0065e915" officeooo:paragraph-rsid="0065e915" style:font-size-asian="8.75pt" style:font-weight-asian="bold" style:font-size-complex="10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Droid Sans Mono" fo:font-size="12pt" fo:font-weight="normal" officeooo:rsid="001ea827" officeooo:paragraph-rsid="001ea82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Droid Sans Mono" fo:font-size="6pt" fo:font-weight="normal" officeooo:rsid="001d849f" officeooo:paragraph-rsid="001d849f" style:font-size-asian="5.25pt" style:font-weight-asian="normal" style:font-size-complex="6pt" style:font-weight-complex="normal"/>
    </style:style>
    <style:style style:name="P37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Droid Sans Mono" fo:font-size="6pt" fo:font-weight="normal" officeooo:rsid="001ea827" officeooo:paragraph-rsid="001ea827" style:font-size-asian="5.25pt" style:font-weight-asian="normal" style:font-size-complex="6pt" style:font-weight-complex="normal"/>
    </style:style>
    <style:style style:name="P38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Droid Sans Mono" fo:font-size="10pt" fo:font-weight="normal" officeooo:rsid="0054dff5" officeooo:paragraph-rsid="0054dff5" style:font-size-asian="8.75pt" style:font-weight-asian="normal" style:font-size-complex="10pt" style:font-weight-complex="normal"/>
    </style:style>
    <style:style style:name="P39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Droid Sans Mono" fo:font-size="10pt" fo:font-weight="normal" officeooo:rsid="0065e915" officeooo:paragraph-rsid="0065e915" style:font-size-asian="8.75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Droid Sans Mono" fo:font-size="10pt" fo:font-weight="bold" officeooo:rsid="005dead2" officeooo:paragraph-rsid="005dead2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Droid Sans Mono" fo:font-size="10pt" fo:font-weight="normal" officeooo:rsid="005dead2" officeooo:paragraph-rsid="005dead2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Droid Sans Mono" fo:font-size="10pt" fo:font-weight="normal" officeooo:rsid="005f0224" officeooo:paragraph-rsid="005f0224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4947cc" officeooo:paragraph-rsid="004947cc" style:font-size-asian="8.75pt" style:font-weight-asian="normal" style:font-size-complex="10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Droid Sans Mono" fo:font-size="10pt" fo:font-weight="bold" officeooo:rsid="0056d205" officeooo:paragraph-rsid="0056d205" style:font-size-asian="10pt" style:font-weight-asian="bold" style:font-size-complex="10pt" style:font-weight-complex="bold"/>
    </style:style>
    <style:style style:name="P45" style:family="paragraph" style:parent-style-name="Standard">
      <style:paragraph-properties fo:text-align="center" style:justify-single-word="false" fo:break-before="page"/>
      <style:text-properties style:font-name="Droid Sans Mono" fo:font-size="10pt" fo:font-weight="normal" officeooo:rsid="004947cc" officeooo:paragraph-rsid="004947cc" style:font-size-asian="8.75pt" style:font-weight-asian="normal" style:font-size-complex="10pt" style:font-weight-complex="normal"/>
    </style:style>
    <style:style style:name="T1" style:family="text">
      <style:text-properties officeooo:rsid="002276f2"/>
    </style:style>
    <style:style style:name="T2" style:family="text">
      <style:text-properties officeooo:rsid="0026ded9"/>
    </style:style>
    <style:style style:name="T3" style:family="text">
      <style:text-properties officeooo:rsid="00288a22"/>
    </style:style>
    <style:style style:name="T4" style:family="text">
      <style:text-properties officeooo:rsid="002a3534"/>
    </style:style>
    <style:style style:name="T5" style:family="text">
      <style:text-properties officeooo:rsid="003c1eb5"/>
    </style:style>
    <style:style style:name="T6" style:family="text">
      <style:text-properties officeooo:rsid="0043fdb5"/>
    </style:style>
    <style:style style:name="T7" style:family="text">
      <style:text-properties officeooo:rsid="004634da"/>
    </style:style>
    <style:style style:name="T8" style:family="text">
      <style:text-properties officeooo:rsid="0047b437"/>
    </style:style>
    <style:style style:name="T9" style:family="text">
      <style:text-properties officeooo:rsid="004947cc"/>
    </style:style>
    <style:style style:name="T10" style:family="text">
      <style:text-properties officeooo:rsid="004a0161"/>
    </style:style>
    <style:style style:name="T11" style:family="text">
      <style:text-properties officeooo:rsid="004a9aa3"/>
    </style:style>
    <style:style style:name="T12" style:family="text">
      <style:text-properties officeooo:rsid="004c03ac"/>
    </style:style>
    <style:style style:name="T13" style:family="text">
      <style:text-properties officeooo:rsid="004c5a24"/>
    </style:style>
    <style:style style:name="T14" style:family="text">
      <style:text-properties officeooo:rsid="004f0284"/>
    </style:style>
    <style:style style:name="T15" style:family="text">
      <style:text-properties officeooo:rsid="005108c2"/>
    </style:style>
    <style:style style:name="T16" style:family="text">
      <style:text-properties officeooo:rsid="0052f771"/>
    </style:style>
    <style:style style:name="T17" style:family="text">
      <style:text-properties officeooo:rsid="0054dff5"/>
    </style:style>
    <style:style style:name="T18" style:family="text">
      <style:text-properties officeooo:rsid="0056d205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5b64d9"/>
    </style:style>
    <style:style style:name="T21" style:family="text">
      <style:text-properties officeooo:rsid="005ca8a0"/>
    </style:style>
    <style:style style:name="T22" style:family="text">
      <style:text-properties officeooo:rsid="0065fea9"/>
    </style:style>
    <style:style style:name="T23" style:family="text">
      <style:text-properties officeooo:rsid="0066031a"/>
    </style:style>
    <style:style style:name="T24" style:family="text">
      <style:text-properties officeooo:rsid="0066f710"/>
    </style:style>
    <style:style style:name="T25" style:family="text">
      <style:text-properties officeooo:rsid="006abe5f"/>
    </style:style>
    <style:style style:name="T26" style:family="text">
      <style:text-properties officeooo:rsid="006e5ce2"/>
    </style:style>
    <style:style style:name="T27" style:family="text">
      <style:text-properties officeooo:rsid="006ec521"/>
    </style:style>
    <style:style style:name="T28" style:family="text">
      <style:text-properties officeooo:rsid="00706540"/>
    </style:style>
    <style:style style:name="T29" style:family="text">
      <style:text-properties officeooo:rsid="00725595"/>
    </style:style>
    <style:style style:name="T30" style:family="text">
      <style:text-properties officeooo:rsid="00747657"/>
    </style:style>
    <style:style style:name="T31" style:family="text">
      <style:text-properties officeooo:rsid="0075cb85"/>
    </style:style>
    <style:style style:name="T32" style:family="text">
      <style:text-properties officeooo:rsid="0076a71f"/>
    </style:style>
    <style:style style:name="T33" style:family="text">
      <style:text-properties officeooo:rsid="007c698a"/>
    </style:style>
    <style:style style:name="T34" style:family="text">
      <style:text-properties officeooo:rsid="007d853f"/>
    </style:style>
    <style:style style:name="T35" style:family="text">
      <style:text-properties officeooo:rsid="007eb5ba"/>
    </style:style>
    <style:style style:name="T36" style:family="text">
      <style:text-properties officeooo:rsid="007fb0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ICKY VALENTINE OSWALD</text:p>
      <text:p text:style-name="P22">Flat 1, 204 Perowne Way, Sandown, Isle of Wight, PO36 9NX</text:p>
      <text:p text:style-name="P22"><text:span text:style-name="T25">07934 928068<text:tab/></text:span><text:a xlink:type="simple" xlink:href="mailto:rickyoswald@gmail.com" text:style-name="Internet_20_link" text:visited-style-name="Visited_20_Internet_20_Link">rickyoswald@gmail.com</text:a><text:tab/><text:span text:style-name="T30">08/06/1986</text:span></text:p>
      <text:p text:style-name="P36"/>
      <text:p text:style-name="P35"/>
      <text:p text:style-name="P1">PROFILE</text:p>
      <text:p text:style-name="P6"/>
      <text:p text:style-name="P31">Self taught <text:span text:style-name="T6">P</text:span>rogramming, <text:span text:style-name="T6">C</text:span>omputer <text:span text:style-name="T6">M</text:span>aintenance and <text:span text:style-name="T6">N</text:span>etworking as an adolescent, <text:s/><text:span text:style-name="T33">I a</text:span>ttended multiple <text:span text:style-name="T7">evening IT</text:span> College courses whilst in High School, and worked <text:span text:style-name="T31">p</text:span>art-<text:span text:style-name="T31">t</text:span>ime as a Software Developer whilst attending College. <text:s/><text:span text:style-name="T34">I</text:span> Studied Computer Science and Games Programming <text:span text:style-name="T8">to degree level </text:span>as a mature student, earning the responsibility of Student Rep<text:span text:style-name="T36">resentative and</text:span> doing paid work for the <text:span text:style-name="T32">University </text:span>Computing department. <text:s/><text:span text:style-name="T35">After University I d</text:span>eveloped multiple successful titles for Amazon Kindle eReaders, and worked as the senior developer for a popular Social Mobile Game.</text:p>
      <text:p text:style-name="P35"/>
      <text:p text:style-name="P1">SKILLS</text:p>
      <text:p text:style-name="P6"/>
      <text:p text:style-name="P24">Programming: C++, C#, Java, JavaScript, <text:span text:style-name="T14">AS3</text:span>, Python<text:span text:style-name="T4">, </text:span>DirectX, <text:span text:style-name="T15">HLSL, Unity,</text:span> <text:span text:style-name="T4">VB6</text:span></text:p>
      <text:p text:style-name="P25">Operating Systems: Arch, Debian, Kali, Tails, Ubuntu, Windows 2000 <text:span text:style-name="T5">&amp;</text:span> Server 2012</text:p>
      <text:p text:style-name="P26">Web Technologies: LAMP, <text:span text:style-name="T3">HTML, JS, PHP, </text:span>Joomla, Softaculous, WordPress</text:p>
      <text:p text:style-name="P32">Office Software: Microsoft Access, Excel, Word, Visio and Project</text:p>
      <text:p text:style-name="P27"><text:span text:style-name="T2">Hardware:</text:span> Installation, Setup and Diagnostics</text:p>
      <text:p text:style-name="P35"/>
      <text:p text:style-name="P1">EDUCATION</text:p>
      <text:p text:style-name="P6"/>
      <text:p text:style-name="P28">- Sandown High School, 1999 <text:span text:style-name="T21">to </text:span>2002 -</text:p>
      <text:p text:style-name="P44">8 GCSEs<text:span text:style-name="T19"> including Science, Maths and English</text:span></text:p>
      <text:p text:style-name="P44">GNVQ <text:span text:style-name="T19">in Business Studies</text:span></text:p>
      <text:p text:style-name="P33"/>
      <text:p text:style-name="P29">- Isle of Wight College, <text:span text:style-name="T18">BTEC Level 3 IT Practitioners, </text:span>2002 <text:span text:style-name="T21">to </text:span>2004 -</text:p>
      <text:p text:style-name="P44">Distinction: <text:span text:style-name="T19">Introduction to Software Development, Application Software Development</text:span></text:p>
      <text:p text:style-name="P44">Merit: <text:span text:style-name="T19">Visual Programming</text:span></text:p>
      <text:p text:style-name="P44">Pass: <text:span text:style-name="T19">System Justification, Business Information Systems, Human Computer Interface</text:span></text:p>
      <text:p text:style-name="P33"/>
      <text:p text:style-name="P30">- Huddersfield University, B<text:span text:style-name="T1">S</text:span>c Computer Games Programming, 2008 <text:span text:style-name="T21">to </text:span>201<text:span text:style-name="T20">1</text:span> -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0">First Year Modules</text:p>
            <text:p text:style-name="P40"/>
            <text:p text:style-name="P41">Computer Games Studio</text:p>
            <text:p text:style-name="P41">Entertainment Systems Technology</text:p>
            <text:p text:style-name="P41">Computer Science &amp; Maths</text:p>
            <text:p text:style-name="P41">Modelling &amp; Prototyping</text:p>
            <text:p text:style-name="P41">Writing Software</text:p>
            <text:p text:style-name="P41">Hardware &amp; Networks</text:p>
          </table:table-cell>
          <table:table-cell table:style-name="Table1.B1" office:value-type="string">
            <text:p text:style-name="P40">Second Year Modules</text:p>
            <text:p text:style-name="P41"/>
            <text:p text:style-name="P41">Computer Games Studio</text:p>
            <text:p text:style-name="P42">Object Oriented Systems Development</text:p>
            <text:p text:style-name="P42">Computational Mathematics</text:p>
            <text:p text:style-name="P42">Algorithms, Processes &amp; Data</text:p>
            <text:p text:style-name="P42">Team Project</text:p>
          </table:table-cell>
        </table:table-row>
      </table:table>
      <text:p text:style-name="P7"/>
      <text:p text:style-name="P37"/>
      <text:p text:style-name="P35"/>
      <text:p text:style-name="P3">WORK EXPERIENCE</text:p>
      <text:p text:style-name="P6"/>
      <text:p text:style-name="P8">- David L. Watson, <text:span text:style-name="T10">Database Developer</text:span>, 2003 -</text:p>
      <text:p text:style-name="P10">With a colleague from College, developed an <text:span text:style-name="T26">A</text:span>ccess <text:span text:style-name="T26">D</text:span>atabase with VB6 front end to replace an existing paper based auditing system for a Computer Forensics and Data Recovery company.</text:p>
      <text:p text:style-name="P10"/>
      <text:p text:style-name="P45"/>
      <text:p text:style-name="P9">- Solar South, <text:span text:style-name="T9">Support and </text:span>Telesales, 2006 -</text:p>
      <text:p text:style-name="P10"><text:span text:style-name="T11">Met weekly targets</text:span> in a high pressure environment, provid<text:span text:style-name="T12">ing</text:span> support to existing customers as well as generat<text:span text:style-name="T13">ing</text:span> new customers.</text:p>
      <text:p text:style-name="P10"/>
      <text:p text:style-name="P8">- Island Harbor, Barperson, 2007 -</text:p>
      <text:p text:style-name="P13">Demonstrated excellent customer service skills, maintaining bar stock levels, cash handling and telephone <text:span text:style-name="T29">enquiries</text:span>. <text:s/>Strong team player in a busy environment, always willing to help out in other areass of the bistro when needed including event organisation, sous chef and waiting. <text:s/>In the short time that I worked here, my hard work earned me an offer of promotion to Bar Manager.</text:p>
      <text:p text:style-name="P11"/>
      <text:p text:style-name="P12">- <text:span text:style-name="T16">Frontline Cleaning, Domestic Assistant, 2008 to 2009 -</text:span></text:p>
      <text:p text:style-name="P14">Worked in a children's nursery after-hours doing domestic level cleaning. <text:s/>I was <text:s/>responsible for maintaining the stock levels and ensuring the nurser<text:span text:style-name="T27">y</text:span> was cleaned to a high standard.</text:p>
      <text:p text:style-name="P21"/>
      <text:p text:style-name="P14">- <text:span text:style-name="T17">Oak Systems, Software Developer, 2012 to 2014 -</text:span></text:p>
      <text:p text:style-name="P15">Worked in a small team developing computer games. <text:s/>Initially for the Amazon Kindle eReader in which several of our titles dominated the charts. <text:s/>After support for the eReader apps was discontinued by Amazon we moved into mobile development, first natively for Android and later Adobe AIR for Android and iOS. <text:s/>I worked as the lead developer porting Odd Socks from Desktop to Mobile.</text:p>
      <text:p text:style-name="P15"/>
      <text:p text:style-name="P15">- <text:span text:style-name="T22">Kingswood Activity Center, Domestic Assistant, 2015 -</text:span></text:p>
      <text:p text:style-name="P19">Worked in a team of 10 full time at a busy activity center, cleaning the acco<text:span text:style-name="T28">m</text:span>modation and <text:span text:style-name="T23">facilities</text:span>. <text:s/>Demonstrated the ability to maintain a high standard with a strict deadline.</text:p>
      <text:p text:style-name="P15"/>
      <text:p text:style-name="P15">- <text:span text:style-name="T24">MonkeyPants Studio, Software Developer, 2015 to 2016 -</text:span></text:p>
      <text:p text:style-name="P20">Developed websites and provided computer installation and maintenance to local clients. <text:s/>Collaborated online developing several games, and wrote open source scripts and software.</text:p>
      <text:p text:style-name="P38"/>
      <text:p text:style-name="P16"/>
      <text:p text:style-name="P4">HOBBIES</text:p>
      <text:p text:style-name="P17"/>
      <text:p text:style-name="P23">I am an avid technophile and PC gamer. <text:s/>I love tinkering with electronics, devices and software. <text:s/>Through my interest in technology and robotics I have developed a fondness for Japan and enjoy watching Anime reguarly, and have taken up learning Japanese as a second language.</text:p>
      <text:p text:style-name="P23">I like to keep fit so cycling is my primary mode of transport, living on an Island I enjoy the benfits of quiet countryside roads and cliffside paths.</text:p>
      <text:p text:style-name="P18"/>
      <text:p text:style-name="P18"/>
      <text:p text:style-name="P18"/>
      <text:p text:style-name="P39"/>
      <text:p text:style-name="P18"/>
      <text:p text:style-name="P2">REFERENCES</text:p>
      <text:p text:style-name="P2"/>
      <text:p text:style-name="P34">Employer Reference: <text:span text:style-name="T19">Mr. Dave Walker, Managing Director at Oak Games.</text:span></text:p>
      <text:p text:style-name="P34"><text:span text:style-name="T19">07706 869574<text:tab/></text:span><text:a xlink:type="simple" xlink:href="mailto:dave@oakgames.co.uk" text:style-name="Internet_20_link" text:visited-style-name="Visited_20_Internet_20_Link"><text:span text:style-name="T19">dave@oakgames.co.uk</text:span></text:a></text:p>
      <text:p text:style-name="P34"/>
      <text:p text:style-name="P34">Employer Reference: <text:span text:style-name="T19">Mrs. Denise Dorley-Brown, Branch Manager at Pertemps.</text:span></text:p>
      <text:p text:style-name="P34"><text:span text:style-name="T19">01983 533235<text:tab/></text:span><text:a xlink:type="simple" xlink:href="mailto:denise.dorley-brown@pertemps.co.uk" text:style-name="Internet_20_link" text:visited-style-name="Visited_20_Internet_20_Link"><text:span text:style-name="T19">denise.dorley-brown@pertemps.co.uk</text:span></text:a></text:p>
      <text:p text:style-name="P34"/>
      <text:p text:style-name="P34">Academic Reference:<text:span text:style-name="T19"> Dr. Duke Gledhill, Huddersfield University.</text:span></text:p>
      <text:p text:style-name="P34"><text:span text:style-name="T19">01484 472758<text:tab/></text:span><text:a xlink:type="simple" xlink:href="mailto:d.gledhill@hud.ac.uk" text:style-name="Internet_20_link" text:visited-style-name="Visited_20_Internet_20_Link"><text:span text:style-name="T19">d.gledhill@hud.ac.uk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23:00:01.164331639</meta:creation-date>
    <dc:date>2016-06-21T19:53:33.717973832</dc:date>
    <meta:editing-duration>PT21H7M35S</meta:editing-duration>
    <meta:editing-cycles>100</meta:editing-cycles>
    <meta:generator>LibreOffice/5.1.3.2$Linux_X86_64 LibreOffice_project/10m0$Build-2</meta:generator>
    <meta:document-statistic meta:table-count="1" meta:image-count="0" meta:object-count="0" meta:page-count="2" meta:paragraph-count="58" meta:word-count="675" meta:character-count="4513" meta:non-whitespace-character-count="3882"/>
  </office:meta>
</office:document-meta>
</file>